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_split_catboos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]/[.B2]" office:value-type="float" office:value="0.111111111111111" calcext:value-type="float">
            <text:p>0.111111111111111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230279758428119" calcext:value-type="float">
            <text:p>0.230279758428119</text:p>
          </table:table-cell>
        </table:table-row>
        <table:table-row table:style-name="ro1">
          <table:table-cell office:value-type="string" calcext:value-type="string">
            <text:p>mat_15: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3]/[.B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4]/[.B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5]/[.B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6]/[.B6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7]/[.B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]/[.B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]/[.B9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1]/[.B1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2]/[.B12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3]/[.B1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4]/[.B1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5]/[.B1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6]/[.B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7]/[.B1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8]/[.B18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9]/[.B1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0]/[.B2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1]/[.B2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2]/[.B2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23]/[.B2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4]/[.B24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25]/[.B2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6]/[.B2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27]/[.B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28]/[.B2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29]/[.B29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0]/[.B30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31]/[.B31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32]/[.B3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D33]/[.B33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4]/[.B34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5]/[.B3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6]/[.B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37]/[.B37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8]/[.B3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9]/[.B3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0]/[.B4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1]/[.B4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2]/[.B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43]/[.B4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4]/[.B44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5]/[.B4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6]/[.B46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7]/[.B4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8]/[.B4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9]/[.B4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51]/[.B51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52]/[.B52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53]/[.B53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54]/[.B54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5]/[.B5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6]/[.B56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57]/[.B57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58]/[.B58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D59]/[.B5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0]/[.B6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[.D61]/[.B61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2]/[.B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63]/[.B63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64]/[.B6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65]/[.B6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66]/[.B6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67]/[.B67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68]/[.B6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69]/[.B69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70]/[.B70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71]/[.B7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D72]/[.B7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D73]/[.B73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4]/[.B7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5]/[.B7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76]/[.B7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77]/[.B77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78]/[.B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9]/[.B7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D80]/[.B80]" office:value-type="float" office:value="0.115384615384615" calcext:value-type="float">
            <text:p>0.1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1]/[.B8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82]/[.B8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83]/[.B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4]/[.B8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85]/[.B8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86]/[.B8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87]/[.B8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D88]/[.B88]" office:value-type="float" office:value="0.0344827586206897" calcext:value-type="float">
            <text:p>0.03448275862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9]/[.B8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90]/[.B9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91]/[.B9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92]/[.B92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D93]/[.B93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94]/[.B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D95]/[.B9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96]/[.B9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7]/[.B9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98]/[.B98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99]/[.B9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00]/[.B10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D101]/[.B10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102]/[.B102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D103]/[.B10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D104]/[.B1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D105]/[.B1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06]/[.B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D107]/[.B107]" office:value-type="float" office:value="0.269230769230769" calcext:value-type="float">
            <text:p>0.2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108]/[.B108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110]/[.B110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111]/[.B11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112]/[.B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13]/[.B113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114]/[.B114]" office:value-type="float" office:value="0.115384615384615" calcext:value-type="float">
            <text:p>0.1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15]/[.B11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116]/[.B116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17]/[.B11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8]/[.B11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9]/[.B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120]/[.B120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1]/[.B121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2]/[.B12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23]/[.B12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4]/[.B12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25]/[.B12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126]/[.B126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27]/[.B127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28]/[.B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9]/[.B12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130]/[.B1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131]/[.B131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32]/[.B13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33]/[.B133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34]/[.B13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135]/[.B13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36]/[.B1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138]/[.B13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139]/[.B13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40]/[.B14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141]/[.B1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D142]/[.B142]" office:value-type="float" office:value="0.0333333333333333" calcext:value-type="float">
            <text:p>0.0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43]/[.B14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144]/[.B144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5]/[.B1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46]/[.B14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47]/[.B14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48]/[.B148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49]/[.B149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50]/[.B1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D151]/[.B151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52]/[.B15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53]/[.B15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154]/[.B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55]/[.B15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56]/[.B15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57]/[.B15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D158]/[.B1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D159]/[.B15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60]/[.B16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1]/[.B161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62]/[.B16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63]/[.B16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64]/[.B16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65]/[.B16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66]/[.B16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67]/[.B16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D168]/[.B16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69]/[.B16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70]/[.B170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71]/[.B1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172]/[.B172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73]/[.B173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74]/[.B17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75]/[.B175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76]/[.B17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77]/[.B177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78]/[.B178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79]/[.B17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80]/[.B18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181]/[.B181]" office:value-type="float" office:value="0.115384615384615" calcext:value-type="float">
            <text:p>0.1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82]/[.B182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D183]/[.B183]" office:value-type="float" office:value="0.0869565217391304" calcext:value-type="float">
            <text:p>0.086956521739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84]/[.B18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185]/[.B185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86]/[.B18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87]/[.B18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88]/[.B18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89]/[.B1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90]/[.B190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91]/[.B191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92]/[.B19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93]/[.B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94]/[.B19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95]/[.B19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96]/[.B19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97]/[.B197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8]/[.B19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99]/[.B199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00]/[.B20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201]/[.B201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202]/[.B202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D203]/[.B203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04]/[.B20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205]/[.B205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D206]/[.B206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207]/[.B207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08]/[.B20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D209]/[.B20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210]/[.B210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11]/[.B2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12]/[.B21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[.D213]/[.B213]" office:value-type="float" office:value="0.242424242424242" calcext:value-type="float">
            <text:p>0.242424242424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14]/[.B21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D215]/[.B215]" office:value-type="float" office:value="0.09375" calcext:value-type="float">
            <text:p>0.0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16]/[.B21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D217]/[.B217]" office:value-type="float" office:value="0.148148148148148" calcext:value-type="float">
            <text:p>0.148148148148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218]/[.B218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219]/[.B219]" office:value-type="float" office:value="0.296296296296296" calcext:value-type="float">
            <text:p>0.29629629629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220]/[.B220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221]/[.B221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222]/[.B222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23]/[.B22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24]/[.B22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D225]/[.B225]" office:value-type="float" office:value="0.206896551724138" calcext:value-type="float">
            <text:p>0.20689655172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D226]/[.B226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D227]/[.B22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28]/[.B22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229]/[.B22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30]/[.B23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231]/[.B2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232]/[.B23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3]/[.B23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234]/[.B2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235]/[.B235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D236]/[.B23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237]/[.B237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238]/[.B23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239]/[.B23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40]/[.B24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41]/[.B24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42]/[.B2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43]/[.B24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D244]/[.B24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245]/[.B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46]/[.B24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247]/[.B24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48]/[.B24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49]/[.B24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250]/[.B250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51]/[.B251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52]/[.B25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[.D253]/[.B253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54]/[.B25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55]/[.B25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D256]/[.B256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57]/[.B25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58]/[.B25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59]/[.B25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60]/[.B26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261]/[.B2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62]/[.B2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63]/[.B26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264]/[.B264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265]/[.B26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266]/[.B26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67]/[.B26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68]/[.B2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269]/[.B26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70]/[.B270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71]/[.B27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272]/[.B27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73]/[.B27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74]/[.B27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75]/[.B2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D277]/[.B27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78]/[.B2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79]/[.B27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80]/[.B28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81]/[.B2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282]/[.B28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83]/[.B28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284]/[.B284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85]/[.B28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286]/[.B2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87]/[.B28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88]/[.B28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289]/[.B289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290]/[.B290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291]/[.B291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92]/[.B29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93]/[.B29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94]/[.B29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295]/[.B29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96]/[.B2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97]/[.B29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98]/[.B29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299]/[.B299]" office:value-type="float" office:value="0.260869565217391" calcext:value-type="float">
            <text:p>0.2608695652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00]/[.B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301]/[.B30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302]/[.B3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03]/[.B30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304]/[.B3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305]/[.B30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06]/[.B306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07]/[.B30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08]/[.B30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D309]/[.B309]" office:value-type="float" office:value="0.303030303030303" calcext:value-type="float">
            <text:p>0.3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10]/[.B31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311]/[.B311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312]/[.B31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313]/[.B313]" office:value-type="float" office:value="0.391304347826087" calcext:value-type="float">
            <text:p>0.39130434782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14]/[.B314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15]/[.B315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316]/[.B31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17]/[.B31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18]/[.B31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19]/[.B3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320]/[.B320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D321]/[.B321]" office:value-type="float" office:value="0.161290322580645" calcext:value-type="float">
            <text:p>0.161290322580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22]/[.B32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D323]/[.B323]" office:value-type="float" office:value="0.172413793103448" calcext:value-type="float">
            <text:p>0.172413793103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24]/[.B3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325]/[.B32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326]/[.B326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327]/[.B327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328]/[.B328]" office:value-type="float" office:value="0.107142857142857" calcext:value-type="float">
            <text:p>0.1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29]/[.B32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30]/[.B33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331]/[.B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32]/[.B3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33]/[.B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334]/[.B334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335]/[.B33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36]/[.B33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37]/[.B33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38]/[.B3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339]/[.B33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40]/[.B34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41]/[.B34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42]/[.B34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43]/[.B34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344]/[.B3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45]/[.B34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46]/[.B346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347]/[.B347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348]/[.B34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349]/[.B34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50]/[.B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51]/[.B351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52]/[.B35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53]/[.B35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D354]/[.B354]" office:value-type="float" office:value="0.379310344827586" calcext:value-type="float">
            <text:p>0.37931034482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D355]/[.B355]" office:value-type="float" office:value="0.225806451612903" calcext:value-type="float">
            <text:p>0.225806451612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356]/[.B356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357]/[.B357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58]/[.B35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59]/[.B35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60]/[.B36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361]/[.B361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62]/[.B3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363]/[.B36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64]/[.B364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65]/[.B36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66]/[.B3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67]/[.B3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368]/[.B36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69]/[.B36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370]/[.B370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371]/[.B3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72]/[.B37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73]/[.B37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74]/[.B37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75]/[.B3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376]/[.B376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77]/[.B377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378]/[.B378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379]/[.B3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80]/[.B38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381]/[.B38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82]/[.B38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83]/[.B38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84]/[.B38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85]/[.B385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386]/[.B38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87]/[.B38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88]/[.B3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89]/[.B38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390]/[.B3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391]/[.B39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392]/[.B392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393]/[.B39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94]/[.B3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95]/[.B39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396]/[.B396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397]/[.B397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98]/[.B398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399]/[.B399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400]/[.B400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01]/[.B40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402]/[.B4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403]/[.B403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04]/[.B40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405]/[.B405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406]/[.B40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407]/[.B407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408]/[.B40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09]/[.B40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10]/[.B41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11]/[.B41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12]/[.B41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413]/[.B413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14]/[.B41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415]/[.B41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416]/[.B41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417]/[.B41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18]/[.B41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419]/[.B419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D420]/[.B420]"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421]/[.B421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22]/[.B42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23]/[.B42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24]/[.B424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425]/[.B42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26]/[.B42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27]/[.B42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28]/[.B42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29]/[.B4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30]/[.B43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31]/[.B431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432]/[.B432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33]/[.B43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34]/[.B43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435]/[.B435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36]/[.B43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37]/[.B437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38]/[.B43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439]/[.B43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D440]/[.B440]" office:value-type="float" office:value="0.37037037037037" calcext:value-type="float">
            <text:p>0.37037037037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41]/[.B44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42]/[.B44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43]/[.B44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44]/[.B44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445]/[.B44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446]/[.B446]" office:value-type="float" office:value="0.148148148148148" calcext:value-type="float">
            <text:p>0.148148148148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47]/[.B44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448]/[.B44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49]/[.B44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50]/[.B4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D451]/[.B451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52]/[.B4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453]/[.B45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54]/[.B4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55]/[.B455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456]/[.B45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57]/[.B45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458]/[.B45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59]/[.B45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460]/[.B46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D461]/[.B46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462]/[.B46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463]/[.B46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464]/[.B46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65]/[.B46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466]/[.B46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467]/[.B467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468]/[.B4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D469]/[.B469]" office:value-type="float" office:value="0.541666666666667" calcext:value-type="float">
            <text:p>0.54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70]/[.B47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71]/[.B47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72]/[.B47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473]/[.B47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474]/[.B47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475]/[.B475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476]/[.B47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477]/[.B477]" office:value-type="float" office:value="0.148148148148148" calcext:value-type="float">
            <text:p>0.148148148148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78]/[.B47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479]/[.B479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480]/[.B48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81]/[.B48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82]/[.B48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83]/[.B48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84]/[.B48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485]/[.B485]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486]/[.B4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487]/[.B48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88]/[.B48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89]/[.B48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490]/[.B49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491]/[.B491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92]/[.B49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493]/[.B493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94]/[.B49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495]/[.B495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96]/[.B496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497]/[.B497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D498]/[.B4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99]/[.B49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00]/[.B50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01]/[.B50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02]/[.B50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03]/[.B50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04]/[.B50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05]/[.B50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506]/[.B506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07]/[.B50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508]/[.B508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09]/[.B50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10]/[.B51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11]/[.B51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12]/[.B51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513]/[.B51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14]/[.B514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515]/[.B51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D516]/[.B51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17]/[.B5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18]/[.B518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519]/[.B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520]/[.B52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D521]/[.B521]" office:value-type="float" office:value="0.259259259259259" calcext:value-type="float">
            <text:p>0.2592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522]/[.B52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23]/[.B52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24]/[.B52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25]/[.B52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526]/[.B52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27]/[.B52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28]/[.B5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529]/[.B52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30]/[.B53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31]/[.B531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32]/[.B53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533]/[.B53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534]/[.B534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35]/[.B53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36]/[.B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537]/[.B537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538]/[.B538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39]/[.B53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540]/[.B540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41]/[.B54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42]/[.B542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D543]/[.B543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44]/[.B54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45]/[.B54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46]/[.B54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47]/[.B54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548]/[.B54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49]/[.B54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550]/[.B55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551]/[.B551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52]/[.B55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53]/[.B553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554]/[.B554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555]/[.B55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56]/[.B55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557]/[.B55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58]/[.B55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559]/[.B559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60]/[.B56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D561]/[.B56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562]/[.B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63]/[.B563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564]/[.B564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65]/[.B56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66]/[.B5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567]/[.B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68]/[.B56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69]/[.B56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570]/[.B570]" office:value-type="float" office:value="0.260869565217391" calcext:value-type="float">
            <text:p>0.2608695652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571]/[.B57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72]/[.B57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573]/[.B57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574]/[.B574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75]/[.B5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76]/[.B57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577]/[.B577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578]/[.B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79]/[.B57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580]/[.B58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81]/[.B581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582]/[.B582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583]/[.B583]" office:value-type="float" office:value="0.15" calcext:value-type="float">
            <text:p>0.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15:45:28.043428678</dc:date>
    <meta:editing-duration>PT1H2M8S</meta:editing-duration>
    <meta:editing-cycles>1</meta:editing-cycles>
    <meta:document-statistic meta:table-count="1" meta:cell-count="2917" meta:object-count="0"/>
    <meta:generator>LibreOffice/7.5.3.2$Linux_X86_64 LibreOffice_project/67bf5ab3e8553b11738d1302ab7051a12dd8b40d</meta:generator>
  </office:meta>
</office:document-meta>
</file>